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4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3" svg:font-family="'Liberation Sans'" style:font-adornments="Vet cursief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1b63ad1"/>
    </style:style>
    <style:style style:name="P23" style:family="paragraph" style:parent-style-name="Standard">
      <style:text-properties officeooo:paragraph-rsid="01bc32b8"/>
    </style:style>
    <style:style style:name="P24" style:family="paragraph" style:parent-style-name="Standard">
      <style:text-properties officeooo:paragraph-rsid="01be4eb0"/>
    </style:style>
    <style:style style:name="P25" style:family="paragraph" style:parent-style-name="Standard">
      <style:text-properties officeooo:paragraph-rsid="01c0339d"/>
    </style:style>
    <style:style style:name="P2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75b6b8" style:font-size-asian="10.5pt" style:font-size-complex="10.5pt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36" style:family="paragraph" style:parent-style-name="Standard" style:list-style-name="L1">
      <style:text-properties officeooo:paragraph-rsid="0103e699"/>
    </style:style>
    <style:style style:name="P37" style:family="paragraph" style:parent-style-name="Standard" style:list-style-name="L2">
      <style:text-properties officeooo:paragraph-rsid="006ea368"/>
    </style:style>
    <style:style style:name="P38" style:family="paragraph" style:parent-style-name="Standard" style:list-style-name="L2">
      <style:text-properties officeooo:paragraph-rsid="01d1c20a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ans" fo:font-size="12pt" style:font-size-asian="12pt" style:font-size-complex="12pt"/>
    </style:style>
    <style:style style:name="P44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7" style:family="paragraph" style:parent-style-name="Standard" style:list-style-name="L1">
      <style:paragraph-properties fo:break-before="page"/>
      <style:text-properties officeooo:paragraph-rsid="00fe7fca"/>
    </style:style>
    <style:style style:name="P5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3" style:family="text"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5" style:family="text"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Arial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5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6" style:family="text">
      <style:text-properties fo:color="#000000" loext:opacity="100%" style:text-line-through-style="none" style:text-line-through-type="none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e2d52d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9c12e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2ef899" fo:background-color="transparent" loext:char-shading-value="0" style:font-name-asian="DejaVu Sans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04f9616" fo:background-color="transparent" loext:char-shading-value="0" style:font-name-asian="DejaVu Sans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2907b8c" fo:background-color="transparent" loext:char-shading-value="0" style:font-name-asian="DejaVu Sans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88be03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officeooo:rsid="01f0312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background-color="transparent" loext:char-shading-value="0" style:font-name-asian="DejaVu Sans" style:language-asian="nl" style:country-asian="NL" style:font-style-asian="normal" style:font-name-complex="Bitstream Vera Sans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3abb2d" fo:background-color="transparent" loext:char-shading-value="0" style:font-name-asian="DejaVu Sans" style:language-asian="nl" style:country-asian="NL" style:font-style-asian="normal" style:font-name-complex="Bitstream Vera Sans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2ae71c" fo:background-color="transparent" loext:char-shading-value="0" style:font-name-asian="DejaVu Sans" style:language-asian="nl" style:country-asian="NL" style:font-style-asian="normal" style:font-name-complex="Bitstream Vera Sans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3d34c2" fo:background-color="transparent" loext:char-shading-value="0" style:font-name-asian="DejaVu Sans" style:language-asian="nl" style:country-asian="NL" style:font-style-asian="normal" style:font-name-complex="Bitstream Vera Sans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5ed82f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5dd0e8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0d3db2f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13aa8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b454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3abb2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244f1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77c6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bfb3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d3db2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e2d52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e1d6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e974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23cd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be3d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244f1f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1e8d72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4f961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148b8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bd7b00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bfb3a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4f610d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2907b8c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aefd1c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60b72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86f0b3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619c13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af244a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e4269c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00ed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05b4c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259c3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3d01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5522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2ae71c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81690a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19502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8d1053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82a33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291ec0b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5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5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9c12e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046a787" fo:background-color="transparent" loext:char-shading-value="0" style:font-name-asian="Arial" style:language-asian="nl" style:country-asian="NL" style:font-style-asian="normal" style:font-weight-asian="normal" style:font-name-complex="Arial" style:font-style-complex="normal" style:font-weight-complex="normal"/>
    </style:style>
    <style:style style:name="T304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e4d1b8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05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2ae71c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06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1856360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07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dd2a8a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08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d9f467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09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db79c1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0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1837118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1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1867e7d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2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db7f2d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3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191218c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4" style:family="text">
      <style:text-properties fo:color="#000000" loext:opacity="100%" style:text-line-through-style="none" style:text-line-through-type="none" style:font-name="Liberation Sans" fo:language="nl" fo:country="NL" fo:font-style="normal" fo:font-weight="normal" officeooo:rsid="00acdb50" fo:background-color="transparent" loext:char-shading-value="0" style:language-asian="nl" style:country-asian="NL" style:font-style-asian="normal" style:font-weight-asian="normal" style:font-style-complex="normal" style:font-weight-complex="normal"/>
    </style:style>
    <style:style style:name="T315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6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7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8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19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3abb2d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0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fe7fca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1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7acaae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2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18bfb3a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3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04f9616" fo:background-color="transparent" loext:char-shading-value="0" style:font-name-asian="DejaVu Sans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24" style:family="text">
      <style:text-properties fo:color="#000000" loext:opacity="100%" style:text-line-through-style="none" style:text-line-through-type="none" style:font-name="Liberation Sans" fo:language="nl" fo:country="NL" fo:font-style="italic" style:text-underline-style="none" fo:font-weight="normal" officeooo:rsid="01cd201b" fo:background-color="transparent" loext:char-shading-value="0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325" style:family="text">
      <style:text-properties fo:color="#000000" loext:opacity="10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Ubuntu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Ubuntu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Ubuntu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Ubuntu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Ubuntu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fo:color="#000000" loext:opacity="100%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Ubuntu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Ubuntu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Ubuntu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Ubuntu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loext:opacity="100%" style:font-name="Ubuntu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loext:opacity="100%" style:font-name="Ubuntu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loext:opacity="100%" style:font-name="Ubuntu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loext:opacity="100%" style:font-name="Ubuntu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loext:opacity="100%" style:font-name="Ubuntu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loext:opacity="100%" style:font-name="Ubuntu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2" style:family="text">
      <style:text-properties fo:color="#000000" loext:opacity="100%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loext:opacity="100%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45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346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347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348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9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0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1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2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3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4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loext:opacity="100%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loext:opacity="100%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loext:opacity="100%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loext:opacity="100%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loext:opacity="100%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000000" loext:opacity="100%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fo:color="#000000" loext:opacity="100%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loext:opacity="100%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loext:opacity="100%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loext:opacity="100%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loext:opacity="100%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loext:opacity="100%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loext:opacity="100%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loext:opacity="100%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loext:opacity="100%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000000" loext:opacity="100%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000000" loext:opacity="100%" style:font-name="Liberation Sans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000000" loext:opacity="100%" style:font-name="Liberation Sans" fo:language="nl" fo:country="NL" style:text-underline-style="none" fo:font-weight="normal" officeooo:rsid="009c12e0" style:language-asian="nl" style:country-asian="NL" style:font-weight-asian="normal" style:font-name-complex="Bitstream Vera Sans" style:font-weight-complex="normal"/>
    </style:style>
    <style:style style:name="T387" style:family="text">
      <style:text-properties fo:color="#000000" loext:opacity="100%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8" style:family="text">
      <style:text-properties fo:color="#000000" loext:opacity="100%" style:font-name="Liberation Sans" fo:language="nl" fo:country="NL" fo:font-weight="normal" officeooo:rsid="00224e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9" style:family="text">
      <style:text-properties fo:color="#000000" loext:opacity="100%" style:font-name="Liberation Sans" fo:language="nl" fo:country="NL" fo:font-weight="normal" officeooo:rsid="0042511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0" style:family="text">
      <style:text-properties fo:color="#000000" loext:opacity="100%" style:font-name="Liberation Sans" fo:language="nl" fo:country="NL" fo:font-weight="normal" officeooo:rsid="0061efa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1" style:family="text">
      <style:text-properties fo:color="#000000" loext:opacity="100%" style:font-name="Liberation Sans" fo:language="nl" fo:country="NL" fo:font-weight="normal" officeooo:rsid="005cc8f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2" style:family="text">
      <style:text-properties fo:color="#000000" loext:opacity="100%" style:font-name="Liberation Sans" fo:language="nl" fo:country="NL" fo:font-weight="normal" officeooo:rsid="01454e5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3" style:family="text">
      <style:text-properties fo:color="#000000" loext:opacity="100%" style:font-name="Liberation Sans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4" style:family="text">
      <style:text-properties fo:color="#000000" loext:opacity="100%" style:font-name="Liberation Sans" fo:language="nl" fo:country="NL" fo:font-style="normal" fo:font-weight="normal" officeooo:rsid="009c12e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5" style:family="text">
      <style:text-properties fo:color="#000000" loext:opacity="100%" style:font-name="Liberation Sans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6" style:family="text">
      <style:text-properties fo:color="#000000" loext:opacity="100%" style:font-name="Liberation Sans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7" style:family="text">
      <style:text-properties fo:color="#000000" loext:opacity="100%" style:font-name="Liberation Sans" fo:language="nl" fo:country="NL" fo:font-style="normal" fo:font-weight="normal" officeooo:rsid="0164d9d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8" style:family="text">
      <style:text-properties fo:color="#000000" loext:opacity="100%" style:font-name="Liberation Sans" fo:language="nl" fo:country="NL" fo:font-style="normal" fo:font-weight="normal" officeooo:rsid="0166b0d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9" style:family="text">
      <style:text-properties fo:color="#000000" loext:opacity="100%" style:font-name="Liberation Sans" fo:language="nl" fo:country="NL" fo:font-style="normal" fo:font-weight="normal" officeooo:rsid="018b4547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0" style:family="text">
      <style:text-properties officeooo:rsid="014eeaf0"/>
    </style:style>
    <style:style style:name="T401" style:family="text">
      <style:text-properties officeooo:rsid="014ea810"/>
    </style:style>
    <style:style style:name="T402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403" style:family="text">
      <style:text-properties style:font-name="Ubuntu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font-name="Ubuntu" fo:font-size="12pt" fo:font-weight="normal" officeooo:rsid="0091dc3b" style:font-weight-asian="normal" style:font-weight-complex="normal"/>
    </style:style>
    <style:style style:name="T405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text-line-through-style="none" style:text-line-through-type="none" style:font-name="Ubuntu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414" style:family="text">
      <style:text-properties style:text-line-through-style="none" style:text-line-through-type="none" style:font-name="Ubuntu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415" style:family="text">
      <style:text-properties style:text-line-through-style="none" style:text-line-through-type="none" style:font-name="Ubuntu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416" style:family="text">
      <style:text-properties style:text-line-through-style="none" style:text-line-through-type="none" style:font-name="Ubuntu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417" style:family="text">
      <style:text-properties style:text-line-through-style="none" style:text-line-through-type="none" style:font-name="Ubuntu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418" style:family="text">
      <style:text-properties style:text-line-through-style="none" style:text-line-through-type="none" style:font-name="Ubuntu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419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text-line-through-style="none" style:text-line-through-type="none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text-line-through-style="none" style:text-line-through-type="none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text-line-through-style="none" style:text-line-through-type="none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text-line-through-style="none" style:text-line-through-type="none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text-line-through-style="none" style:text-line-through-type="none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text-line-through-style="none" style:text-line-through-type="none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text-line-through-style="none" style:text-line-through-type="none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431" style:family="text">
      <style:text-properties style:text-line-through-style="none" style:text-line-through-type="none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432" style:family="text">
      <style:text-properties style:text-line-through-style="none" style:text-line-through-type="none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433" style:family="text">
      <style:text-properties style:text-line-through-style="none" style:text-line-through-type="none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434" style:family="text">
      <style:text-properties style:text-line-through-style="none" style:text-line-through-type="none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435" style:family="text">
      <style:text-properties style:text-line-through-style="none" style:text-line-through-type="none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436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437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438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439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440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441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4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3" style:family="text">
      <style:text-properties style:text-line-through-style="none" style:text-line-through-type="none" style:font-name="Liberation Sans" fo:font-style="italic" style:text-underline-style="none" fo:font-weight="normal" style:font-style-asian="italic" style:font-weight-asian="normal" style:font-style-complex="italic" style:font-weight-complex="normal"/>
    </style:style>
    <style:style style:name="T454" style:family="text">
      <style:text-properties style:text-line-through-style="none" style:text-line-through-type="none" style:font-name="Liberation Sans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455" style:family="text">
      <style:text-properties style:text-line-through-style="none" style:text-line-through-type="none" style:font-name="Liberation Sans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456" style:family="text">
      <style:text-properties style:text-line-through-style="none" style:text-line-through-type="none" style:font-name="Liberation Sans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457" style:family="text">
      <style:text-properties style:text-line-through-style="none" style:text-line-through-type="none" style:font-name="Liberation Sans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458" style:family="text">
      <style:text-properties style:text-line-through-style="none" style:text-line-through-type="none" style:font-name="Liberation Sans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459" style:family="text">
      <style:text-properties style:text-line-through-style="none" style:text-line-through-type="none" style:font-name="Liberation Sans" fo:language="nl" fo:country="NL" style:text-underline-style="none" fo:font-weight="normal" officeooo:rsid="004f961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0" style:family="text">
      <style:text-properties style:text-line-through-style="none" style:text-line-through-type="none" style:font-name="Liberation Sans" fo:language="nl" fo:country="NL" style:text-underline-style="none" fo:font-weight="normal" officeooo:rsid="005a11a5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1" style:family="text">
      <style:text-properties style:text-line-through-style="none" style:text-line-through-type="none" style:font-name="Liberation Sans" fo:language="nl" fo:country="NL" style:text-underline-style="none" fo:font-weight="normal" officeooo:rsid="004f610d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5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3" style:family="text">
      <style:text-properties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019502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08d28d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060b727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148b8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0" style:family="text">
      <style:text-properties fo:color="#808080" loext:opacity="100%" style:font-name="Ubuntu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471" style:family="text">
      <style:text-properties fo:color="#808080" loext:opacity="100%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47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473" style:family="text">
      <style:text-properties fo:color="#808080" loext:opacity="100%" style:font-name="Liberation Sans" fo:language="nl" fo:country="NL" fo:font-weight="bold" fo:background-color="transparent" loext:char-shading-value="0" style:language-asian="nl" style:country-asian="NL" style:font-weight-asian="bold" style:font-name-complex="Bitstream Vera Sans" style:font-weight-complex="bold"/>
    </style:style>
    <style:style style:name="T474" style:family="text">
      <style:text-properties officeooo:rsid="00172dcf"/>
    </style:style>
    <style:style style:name="T475" style:family="text">
      <style:text-properties fo:font-weight="normal" style:font-weight-asian="normal" style:font-weight-complex="normal"/>
    </style:style>
    <style:style style:name="T476" style:family="text">
      <style:text-properties fo:font-weight="normal" officeooo:rsid="00172dcf" style:font-weight-asian="normal" style:font-weight-complex="normal"/>
    </style:style>
    <style:style style:name="T477" style:family="text">
      <style:text-properties fo:font-size="12pt" style:font-size-asian="12pt" style:font-size-complex="12pt"/>
    </style:style>
    <style:style style:name="T478" style:family="text">
      <style:text-properties fo:font-size="12pt" officeooo:rsid="007505e5" style:font-size-asian="12pt" style:font-size-complex="12pt"/>
    </style:style>
    <style:style style:name="T479" style:family="text">
      <style:text-properties fo:font-size="12pt" officeooo:rsid="0013aa8e" style:font-size-asian="12pt" style:font-size-complex="12pt"/>
    </style:style>
    <style:style style:name="T480" style:family="text">
      <style:text-properties fo:font-size="12pt" officeooo:rsid="007ef2fc" style:font-size-asian="12pt" style:font-size-complex="12pt"/>
    </style:style>
    <style:style style:name="T481" style:family="text">
      <style:text-properties fo:font-size="12pt" officeooo:rsid="009c12e0" style:font-size-asian="12pt" style:font-size-complex="12pt"/>
    </style:style>
    <style:style style:name="T482" style:family="text">
      <style:text-properties fo:font-size="12pt" officeooo:rsid="00178133" style:font-size-asian="12pt" style:font-size-complex="12pt"/>
    </style:style>
    <style:style style:name="T483" style:family="text">
      <style:text-properties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484" style:family="text">
      <style:text-properties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5" style:family="text">
      <style:text-properties fo:font-size="12pt" fo:font-weight="normal" officeooo:rsid="0091dc3b" style:font-weight-asian="normal" style:font-weight-complex="normal"/>
    </style:style>
    <style:style style:name="T486" style:family="text">
      <style:text-properties fo:font-size="11pt" style:font-size-asian="11pt" style:font-size-complex="11pt"/>
    </style:style>
    <style:style style:name="T487" style:family="text">
      <style:text-properties officeooo:rsid="0119bd75"/>
    </style:style>
    <style:style style:name="T488" style:family="text">
      <style:text-properties style:text-underline-style="none" officeooo:rsid="009c12e0" style:font-size-asian="12pt" style:font-size-complex="12pt"/>
    </style:style>
    <style:style style:name="T489" style:family="text">
      <style:text-properties style:font-name="Liberation Sans"/>
    </style:style>
    <style:style style:name="T490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491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2" style:family="text">
      <style:text-properties style:font-name="Liberation Sans" fo:font-size="12pt" fo:font-weight="normal" officeooo:rsid="0091dc3b" style:font-weight-asian="normal" style:font-weight-complex="normal"/>
    </style:style>
    <style:style style:name="T493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494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495" style:family="text">
      <style:text-properties style:font-name="Liberation Sans" fo:font-size="12pt" style:font-size-asian="12pt" style:font-size-complex="12pt"/>
    </style:style>
    <style:style style:name="T496" style:family="text">
      <style:text-properties style:font-name="Liberation Sans" fo:font-size="12pt" officeooo:rsid="009c12e0" style:font-size-asian="12pt" style:font-size-complex="12pt"/>
    </style:style>
    <style:style style:name="T497" style:family="text">
      <style:text-properties style:font-name="Liberation Sans" fo:font-size="12pt" officeooo:rsid="00178133" style:font-size-asian="12pt" style:font-size-complex="12pt"/>
    </style:style>
    <style:style style:name="T498" style:family="text">
      <style:text-properties style:font-name="Liberation Sans" fo:font-size="12pt" officeooo:rsid="007ef2fc" style:font-size-asian="12pt" style:font-size-complex="12pt"/>
    </style:style>
    <style:style style:name="T499" style:family="text">
      <style:text-properties style:font-name="Liberation Sans" fo:font-size="12pt" style:text-underline-style="none" officeooo:rsid="009c12e0" style:font-size-asian="12pt" style:font-size-complex="12pt"/>
    </style:style>
    <style:style style:name="T500" style:family="text">
      <style:text-properties style:font-name="Liberation Sans" style:text-underline-style="none" officeooo:rsid="009c12e0" style:font-size-asian="12pt" style:font-size-complex="12pt"/>
    </style:style>
    <style:style style:name="T501" style:family="text">
      <style:text-properties style:font-name="Liberation Sans" style:text-underline-style="none" officeooo:rsid="009c12e0"/>
    </style:style>
    <style:style style:name="T502" style:family="text">
      <style:text-properties style:font-name="Liberation Sans" fo:font-weight="normal" style:font-weight-asian="normal" style:font-weight-complex="normal"/>
    </style:style>
    <style:style style:name="T503" style:family="text">
      <style:text-properties style:font-name="Liberation Sans" fo:font-weight="normal" officeooo:rsid="0091dc3b" style:font-weight-asian="normal" style:font-weight-complex="normal"/>
    </style:style>
    <style:style style:name="T504" style:family="text">
      <style:text-properties style:font-name="Liberation Sans" fo:language="nl" fo:country="NL" fo:background-color="transparent" loext:char-shading-value="0" style:language-asian="nl" style:country-asian="NL" style:font-name-complex="Bitstream Vera Sans"/>
    </style:style>
    <style:style style:name="T505" style:family="text">
      <style:text-properties style:font-name="Liberation Sans" fo:language="nl" fo:country="NL" fo:font-weight="normal" officeooo:rsid="0529f84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6" style:family="text">
      <style:text-properties style:font-name="Liberation Sans" officeooo:rsid="009c12e0"/>
    </style:style>
    <style:style style:name="T507" style:family="text">
      <style:text-properties style:font-name="Liberation Sans" officeooo:rsid="00178133"/>
    </style:style>
    <style:style style:name="T508" style:family="text">
      <style:text-properties style:font-name="Liberation Sans" officeooo:rsid="007ef2fc"/>
    </style:style>
    <style:style style:name="T509" style:family="text">
      <style:text-properties officeooo:rsid="007505e5"/>
    </style:style>
    <style:style style:name="T510" style:family="text">
      <style:text-properties officeooo:rsid="0013aa8e"/>
    </style:style>
    <style:style style:name="T511" style:family="text">
      <style:text-properties officeooo:rsid="007ef2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372">C</text:span></text:span><text:span text:style-name="Strong_20_Emphasis"><text:span text:style-name="T371">hecklist voor </text:span></text:span><text:span text:style-name="Strong_20_Emphasis"><text:span text:style-name="T372">het</text:span></text:span><text:span text:style-name="Strong_20_Emphasis"><text:span text:style-name="T371"> migr</text:span></text:span><text:span text:style-name="Strong_20_Emphasis"><text:span text:style-name="T372">eren</text:span></text:span><text:span text:style-name="Strong_20_Emphasis"><text:span text:style-name="T371"> van </text:span></text:span><text:span text:style-name="Strong_20_Emphasis"><text:span text:style-name="T373">Microsoft </text:span></text:span><text:span text:style-name="Strong_20_Emphasis"><text:span text:style-name="T371">Windows naar Ubuntu </text:span></text:span><text:span text:style-name="Strong_20_Emphasis"><text:span text:style-name="T373">Linux</text:span></text:span><text:span text:style-name="T371">.</text:span></text:p>
      <text:p text:style-name="P5"><text:span text:style-name="Strong_20_Emphasis"><text:span text:style-name="T371"/></text:span></text:p>
      <text:p text:style-name="P6"><text:span text:style-name="Strong_20_Emphasis"><text:span text:style-name="T371">Kijk op </text:span></text:span><text:a xlink:type="simple" xlink:href="https://karelzimmer.nl/" text:style-name="Internet_20_link" text:visited-style-name="Visited_20_Internet_20_Link"><text:span text:style-name="Internet_20_link"><text:span text:style-name="T490">karelzimmer.nl</text:span></text:span></text:a><text:span text:style-name="Strong_20_Emphasis"><text:span text:style-name="T371"> </text:span></text:span><text:span text:style-name="Strong_20_Emphasis"><text:span text:style-name="T374">voor</text:span></text:span><text:span text:style-name="Strong_20_Emphasis"><text:span text:style-name="T375"> </text:span></text:span><text:span text:style-name="Strong_20_Emphasis"><text:span text:style-name="T491">deze en andere </text:span></text:span><text:span text:style-name="Strong_20_Emphasis"><text:span text:style-name="T376">checklists, scripts, en overige bestanden.</text:span></text:span></text:p>
      <text:p text:style-name="P40"/>
      <text:p text:style-name="P10"><text:span text:style-name="Strong_20_Emphasis"><text:span text:style-name="T437">D</text:span></text:span><text:span text:style-name="Strong_20_Emphasis"><text:span text:style-name="T436">it is een invulbare PD</text:span></text:span><text:span text:style-name="Strong_20_Emphasis"><text:span text:style-name="T438">F</text:span></text:span><text:span text:style-name="Strong_20_Emphasis"><text:span text:style-name="T436"> met tekst- en keuzevakken; </text:span></text:span><text:span text:style-name="Strong_20_Emphasis"><text:span text:style-name="T439">a</text:span></text:span><text:span text:style-name="Strong_20_Emphasis"><text:span text:style-name="T436">fdrukken is niet noodzakelijk.</text:span></text:span></text:p>
      <text:p text:style-name="P9"><text:span text:style-name="Strong_20_Emphasis"><text:span text:style-name="T494"/></text:span></text:p>
      <text:list xml:id="list4264496567" text:style-name="L1">
        <text:list-item>
          <text:p text:style-name="P29"><text:span text:style-name="T347">Migratie voorbereiden</text:span><text:span text:style-name="T346"> (</text:span><text:span text:style-name="T345">op</text:span><text:span text:style-name="T346"> Windows)</text:span></text:p>
        </text:list-item>
      </text:list>
      <text:p text:style-name="P47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48">Download Mozilla Firefox, Mozilla Thunderbird, </text:span></text:span><text:span text:style-name="Strong_20_Emphasis"><text:span text:style-name="T149">en Google Chrome</text:span></text:span><text:span text:style-name="Strong_20_Emphasis"><text:span text:style-name="T14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32"><text:span text:style-name="T348">Verbreek de Internet-verbinding, zodat er geen nieuwe </text:span><text:span text:style-name="T349">e-</text:span><text:span text:style-name="T348">mails </text:span><text:span text:style-name="T349">meer</text:span><text:span text:style-name="T350"> </text:span><text:span text:style-name="T349">binnen </text:span><text:span text:style-name="T350">kunnen </text:span><text:span text:style-name="T348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7"/>
          </table:table-cell>
          <table:table-cell table:style-name="_31_._5f_Migratie_5f_voorbereiden.A1" office:value-type="string">
            <text:p text:style-name="P3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32">Verzame<text:span text:style-name="T509">l</text:span> <text:span text:style-name="T510">computernaam en </text:span>gebruikersnamen (zie pagina <text:span text:style-name="T511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0"><text:span text:style-name="T495">Verzamel </text:span><text:span text:style-name="Emphasis"><text:span text:style-name="T499">per gebruiker</text:span></text:span><text:span text:style-name="T496"> </text:span><text:span text:style-name="T495">E-mail-adressen </text:span><text:span text:style-name="T497">en</text:span><text:span text:style-name="T495"> mail</text:span><text:span text:style-name="T497">-</text:span><text:span text:style-name="T495">server</text:span><text:span text:style-name="T497">-adressen</text:span><text:span text:style-name="T495"> inclusief gebruikersnamen en wachtwoorden, zie pagina </text:span><text:span text:style-name="T498">4</text:span><text:span text:style-name="T49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7"/>
          </table:table-cell>
          <table:table-cell table:style-name="_31_._5f_Migratie_5f_voorbereiden.A1" office:value-type="string">
            <text:p text:style-name="P3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4"><text:span text:style-name="T377">Installeer en start </text:span><text:span text:style-name="T383">Google Chrome</text:span><text:span text:style-name="T377">, i</text:span><text:span text:style-name="T191">mporteer </text:span><text:span text:style-name="Emphasis"><text:span text:style-name="T222">per gebruiker</text:span></text:span><text:span text:style-name="T192"> </text:span><text:span text:style-name="T191">alles </text:span><text:span text:style-name="T193">vanuit </text:span><text:span text:style-name="T194">de </text:span><text:span text:style-name="T193">huidige browser</text:span><text:span text:style-name="T191">, en controleer de werking</text:span><text:span text:style-name="T377">.</text:span></text:p>
            <text:p text:style-name="P33"><text:span text:style-name="T351">Als importeren niet lukt, alles exporteren </text:span><text:span text:style-name="T352">op alle mogelijke manieren </text:span><text:span text:style-name="T351">vanuit </text:span><text:span text:style-name="T353">de </text:span><text:span text:style-name="T35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5"><text:span text:style-name="T377">Installeer en start Mozilla Firefox, i</text:span><text:span text:style-name="T191">mporteer </text:span><text:span text:style-name="Emphasis"><text:span text:style-name="T222">per gebruiker</text:span></text:span><text:span text:style-name="T192"> </text:span><text:span text:style-name="T191">alles </text:span><text:span text:style-name="T193">vanuit </text:span><text:span text:style-name="T194">de </text:span><text:span text:style-name="T193">huidige browser</text:span><text:span text:style-name="T191">, en controleer de werking</text:span><text:span text:style-name="T377">.</text:span></text:p>
            <text:p text:style-name="P34"><text:span text:style-name="T351">Als importeren niet lukt, alles exporteren </text:span><text:span text:style-name="T352">op alle mogelijke manieren </text:span><text:span text:style-name="T351">vanuit </text:span><text:span text:style-name="T353">de </text:span><text:span text:style-name="T35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3"><text:span text:style-name="T377">Installeer en start Mozilla Thunderbird, importeer </text:span><text:span text:style-name="Emphasis"><text:span text:style-name="T384">per gebruiker</text:span></text:span><text:span text:style-name="T378"> </text:span><text:span text:style-name="T379">vanuit </text:span><text:span text:style-name="T380">het </text:span><text:span text:style-name="T379">huidig e-mailprogramma </text:span><text:span text:style-name="T38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47"><text:s/></text:span></text:span><text:span text:style-name="Strong_20_Emphasis"><text:span text:style-name="T189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189"><text:tab/></text:span></text:span><text:span text:style-name="T381">accountinstellingen</text:span><text:span text:style-name="T37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1"><text:span text:style-name="Strong_20_Emphasis"><text:span text:style-name="T440"><text:s/></text:span></text:span><text:span text:style-name="Strong_20_Emphasis"><text:span text:style-name="T441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441"><text:tab/></text:span></text:span><text:span text:style-name="T48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1"><text:span text:style-name="Strong_20_Emphasis"><text:span text:style-name="T440"><text:s/></text:span></text:span><text:span text:style-name="Strong_20_Emphasis"><text:span text:style-name="T441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440"><text:s/></text:span></text:span><text:span text:style-name="Strong_20_Emphasis"><text:span text:style-name="T441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441"><text:tab/></text:span></text:span><text:span text:style-name="T48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47"><text:s/></text:span></text:span><text:span text:style-name="Strong_20_Emphasis"><text:span text:style-name="T189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189"><text:tab/></text:span></text:span><text:span text:style-name="T382">agenda, </text:span><text:span text:style-name="T37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2"><text:span text:style-name="Strong_20_Emphasis"><text:span text:style-name="T147"><text:s/></text:span></text:span><text:span text:style-name="Strong_20_Emphasis"><text:span text:style-name="T189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47"><text:s/></text:span></text:span><text:span text:style-name="Strong_20_Emphasis"><text:span text:style-name="T189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189"><text:tab/></text:span></text:span><text:span text:style-name="T37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47"/>
          </table:table-cell>
          <table:table-cell table:style-name="_31_._5f_Migratie_5f_voorbereiden.A1" office:value-type="string">
            <text:p text:style-name="P35">Als importeren niet lukt, alles exporteren op alle mogelijke manieren vanuit het huidig e-mailprogramma om later de gegevens alsnog te kunnen importeren.</text:p>
          </table:table-cell>
        </table:table-row>
      </table:table>
      <text:p text:style-name="P41"><text:soft-page-break/></text:p>
      <text:list xml:id="list150860322575889" text:continue-list="list4264496567" text:style-name="L1">
        <text:list-item text:start-value="1">
          <text:p text:style-name="P57"><text:span text:style-name="Strong_20_Emphasis"><text:span text:style-name="T199">Migratie voorbereiden</text:span></text:span><text:span text:style-name="Strong_20_Emphasis"><text:span text:style-name="T228"> (</text:span></text:span><text:span text:style-name="Strong_20_Emphasis"><text:span text:style-name="T230">op</text:span></text:span><text:span text:style-name="Strong_20_Emphasis"><text:span text:style-name="T228"> Windows) - </text:span></text:span><text:span text:style-name="Strong_20_Emphasis"><text:span text:style-name="T229">vervolg</text:span></text:span></text:p>
        </text:list-item>
      </text:list>
      <text:p text:style-name="P4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Strong_20_Emphasis"><text:span text:style-name="T147"><text:s/></text:span></text:span><text:span text:style-name="Strong_20_Emphasis"><text:span text:style-name="T189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6"><text:span text:style-name="Strong_20_Emphasis"><text:span text:style-name="T150">Z</text:span></text:span><text:span text:style-name="Strong_20_Emphasis"><text:span text:style-name="T151">et een eventuele virusscanner uit </text:span></text:span><text:span text:style-name="Strong_20_Emphasis"><text:span text:style-name="T152">o</text:span></text:span><text:span text:style-name="Strong_20_Emphasis"><text:span text:style-name="T153">f start Ubuntu Live vanaf USB-stick of DVD</text:span></text:span><text:span text:style-name="Strong_20_Emphasis"><text:span text:style-name="T15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162">M</text:span></text:span><text:span text:style-name="Strong_20_Emphasis"><text:span text:style-name="T163">aak een Windows </text:span></text:span><text:span text:style-name="Strong_20_Emphasis"><text:span text:style-name="T164">back-up</text:span></text:span><text:span text:style-name="Strong_20_Emphasis"><text:span text:style-name="T163"> via kopiëren naar een externe harddisk</text:span></text:span><text:span text:style-name="Strong_20_Emphasis"><text:span text:style-name="T19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165">Mijn documenten, </text:span></text:span><text:span text:style-name="Strong_20_Emphasis"><text:span text:style-name="T166">etc</text:span></text:span><text:span text:style-name="Strong_20_Emphasis"><text:span text:style-name="T16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165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165">Bureaubladachtergrond</text:span></text:span><text:span text:style-name="Strong_20_Emphasis"><text:span text:style-name="T167">en</text:span></text:span><text:span text:style-name="Strong_20_Emphasis"><text:span text:style-name="T16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147"><text:s/></text:span></text:span><text:span text:style-name="Strong_20_Emphasis"><text:span text:style-name="T189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189"><text:tab/></text:span></text:span><text:span text:style-name="Strong_20_Emphasis"><text:span text:style-name="T165">De aangemaakte </text:span></text:span><text:span text:style-name="Strong_20_Emphasis"><text:span text:style-name="T155">GC</text:span></text:span><text:span text:style-name="Strong_20_Emphasis"><text:span text:style-name="T165"> bestanden<text:line-break/><text:tab/><text:tab/><text:tab/><text:tab/></text:span></text:span><text:span text:style-name="Strong_20_Emphasis"><text:span text:style-name="T168">&lt;= </text:span></text:span><text:span text:style-name="Emphasis"><text:span text:style-name="T214">XP<text:tab/></text:span></text:span><text:span text:style-name="Emphasis"><text:span text:style-name="T215">:<text:tab/></text:span></text:span><text:span text:style-name="Emphasis"><text:span text:style-name="T165">C:\Documents and Settings\</text:span></text:span><text:span text:style-name="Definition"><text:span text:style-name="T442">&lt;</text:span></text:span><text:span text:style-name="Definition"><text:span text:style-name="T443">Gebruikersnaam</text:span></text:span><text:span text:style-name="Definition"><text:span text:style-name="T442">&gt;</text:span></text:span><text:span text:style-name="Strong_20_Emphasis"><text:span text:style-name="T165">\Application Data\</text:span></text:span><text:span text:style-name="Strong_20_Emphasis"><text:span text:style-name="T155">Google</text:span></text:span><text:span text:style-name="Strong_20_Emphasis"><text:span text:style-name="T165"><text:line-break/><text:tab/><text:tab/><text:tab/><text:tab/></text:span></text:span><text:span text:style-name="Strong_20_Emphasis"><text:span text:style-name="T168">&gt;= </text:span></text:span><text:span text:style-name="Strong_20_Emphasis"><text:span text:style-name="T225">W7</text:span></text:span><text:span text:style-name="Strong_20_Emphasis"><text:span text:style-name="T226"><text:tab/></text:span></text:span><text:span text:style-name="Emphasis"><text:span text:style-name="T227">:</text:span></text:span><text:span text:style-name="Emphasis"><text:span text:style-name="T215"><text:tab/></text:span></text:span><text:span text:style-name="Emphasis"><text:span text:style-name="T165">C:\Users\</text:span></text:span><text:span text:style-name="Definition"><text:span text:style-name="T442">&lt;</text:span></text:span><text:span text:style-name="Definition"><text:span text:style-name="T443">Gebruikersnaam</text:span></text:span><text:span text:style-name="Definition"><text:span text:style-name="T442">&gt;</text:span></text:span><text:span text:style-name="Strong_20_Emphasis"><text:span text:style-name="T169">\</text:span></text:span><text:span text:style-name="Strong_20_Emphasis"><text:span text:style-name="T165">AppData\Roaming\</text:span></text:span><text:span text:style-name="Strong_20_Emphasis"><text:span text:style-name="T155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147"><text:s/></text:span></text:span><text:span text:style-name="Strong_20_Emphasis"><text:span text:style-name="T189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189"><text:tab/></text:span></text:span><text:span text:style-name="Strong_20_Emphasis"><text:span text:style-name="T165">De aangemaakte FF bestanden<text:line-break/><text:tab/><text:tab/><text:tab/><text:tab/></text:span></text:span><text:span text:style-name="Strong_20_Emphasis"><text:span text:style-name="T168">&lt;= </text:span></text:span><text:span text:style-name="Emphasis"><text:span text:style-name="T214">XP<text:tab/></text:span></text:span><text:span text:style-name="Emphasis"><text:span text:style-name="T215">:<text:tab/></text:span></text:span><text:span text:style-name="Emphasis"><text:span text:style-name="T165">C:\Documents and Settings\</text:span></text:span><text:span text:style-name="Definition"><text:span text:style-name="T442">&lt;</text:span></text:span><text:span text:style-name="Definition"><text:span text:style-name="T443">Gebruikersnaam</text:span></text:span><text:span text:style-name="Definition"><text:span text:style-name="T442">&gt;</text:span></text:span><text:span text:style-name="Strong_20_Emphasis"><text:span text:style-name="T165">\Application Data\Mozilla<text:line-break/><text:tab/><text:tab/><text:tab/><text:tab/></text:span></text:span><text:span text:style-name="Strong_20_Emphasis"><text:span text:style-name="T168">&gt;= </text:span></text:span><text:span text:style-name="Strong_20_Emphasis"><text:span text:style-name="T225">W7<text:tab/></text:span></text:span><text:span text:style-name="Emphasis"><text:span text:style-name="T227">:</text:span></text:span><text:span text:style-name="Emphasis"><text:span text:style-name="T215"><text:tab/></text:span></text:span><text:span text:style-name="Emphasis"><text:span text:style-name="T165">C:\Users\</text:span></text:span><text:span text:style-name="Definition"><text:span text:style-name="T442">&lt;</text:span></text:span><text:span text:style-name="Definition"><text:span text:style-name="T443">Gebruikersnaam</text:span></text:span><text:span text:style-name="Definition"><text:span text:style-name="T442">&gt;</text:span></text:span><text:span text:style-name="Strong_20_Emphasis"><text:span text:style-name="T169">\</text:span></text:span><text:span text:style-name="Strong_20_Emphasis"><text:span text:style-name="T16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Strong_20_Emphasis"><text:span text:style-name="T147"><text:s/></text:span></text:span><text:span text:style-name="Strong_20_Emphasis"><text:span text:style-name="T189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147"><text:s/></text:span></text:span><text:span text:style-name="Strong_20_Emphasis"><text:span text:style-name="T189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147"><text:s/></text:span></text:span><text:span text:style-name="Strong_20_Emphasis"><text:span text:style-name="T189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189"><text:tab/></text:span></text:span><text:span text:style-name="Strong_20_Emphasis"><text:span text:style-name="T165">De aangemaakte TB bestanden<text:line-break/><text:tab/><text:tab/><text:tab/><text:tab/></text:span></text:span><text:span text:style-name="Strong_20_Emphasis"><text:span text:style-name="T168">&lt;= </text:span></text:span><text:span text:style-name="Emphasis"><text:span text:style-name="T214">XP<text:tab/></text:span></text:span><text:span text:style-name="Emphasis"><text:span text:style-name="T215">:<text:tab/></text:span></text:span><text:span text:style-name="Emphasis"><text:span text:style-name="T169">C:\Documents and Settings\</text:span></text:span><text:span text:style-name="Definition"><text:span text:style-name="T444">&lt;</text:span></text:span><text:span text:style-name="Definition"><text:span text:style-name="T443">Gebruikersnaam</text:span></text:span><text:span text:style-name="Definition"><text:span text:style-name="T444">&gt;</text:span></text:span><text:span text:style-name="Strong_20_Emphasis"><text:span text:style-name="T169">\</text:span></text:span><text:span text:style-name="Strong_20_Emphasis"><text:span text:style-name="T165">Application Data\Thunderbird<text:line-break/><text:tab/><text:tab/><text:tab/><text:tab/></text:span></text:span><text:span text:style-name="Strong_20_Emphasis"><text:span text:style-name="T168">&gt;= </text:span></text:span><text:span text:style-name="Strong_20_Emphasis"><text:span text:style-name="T225">W7<text:tab/></text:span></text:span><text:span text:style-name="Emphasis"><text:span text:style-name="T227">:</text:span></text:span><text:span text:style-name="Emphasis"><text:span text:style-name="T215"><text:tab/></text:span></text:span><text:span text:style-name="Emphasis"><text:span text:style-name="T165">C:\Users\</text:span></text:span><text:span text:style-name="Definition"><text:span text:style-name="T442">&lt;</text:span></text:span><text:span text:style-name="Definition"><text:span text:style-name="T443">Gebruikersnaam</text:span></text:span><text:span text:style-name="Definition"><text:span text:style-name="T442">&gt;</text:span></text:span><text:span text:style-name="Strong_20_Emphasis"><text:span text:style-name="T169">\</text:span></text:span><text:span text:style-name="Strong_20_Emphasis"><text:span text:style-name="T165">AppData\Roaming\Thunderbird</text:span></text:span></text:p>
          </table:table-cell>
        </table:table-row>
      </table:table>
      <text:p text:style-name="P30"/>
      <text:p text:style-name="P49"/>
      <text:list xml:id="list150859514272351" text:continue-numbering="true" text:style-name="L1">
        <text:list-item>
          <text:p text:style-name="P36"><text:span text:style-name="Strong_20_Emphasis"><text:span text:style-name="T196">Ubuntu Linux installeren</text:span></text:span><text:span text:style-name="Strong_20_Emphasis"><text:span text:style-name="T170"> </text:span></text:span><text:span text:style-name="Emphasis"><text:span text:style-name="T216">overweeg dual-boot</text:span></text:span></text:p>
        </text:list-item>
      </text:list>
      <text:p text:style-name="P5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4"><text:span text:style-name="Strong_20_Emphasis"><text:span text:style-name="T147"><text:s/></text:span></text:span><text:span text:style-name="Strong_20_Emphasis"><text:span text:style-name="T189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9"><text:span text:style-name="Strong_20_Emphasis"><text:span text:style-name="T154">Installeer Ubuntu Linux volgens de </text:span></text:span><text:span text:style-name="Strong_20_Emphasis"><text:span text:style-name="T200">Checklist</text:span></text:span><text:span text:style-name="Strong_20_Emphasis"><text:span text:style-name="T201"> i</text:span></text:span><text:span text:style-name="Strong_20_Emphasis"><text:span text:style-name="T202">nstallatie</text:span></text:span><text:span text:style-name="Strong_20_Emphasis"><text:span text:style-name="T156">, </text:span></text:span><text:span text:style-name="Emphasis"><text:span text:style-name="T223">met uitzondering van back-up terugzetten</text:span></text:span><text:span text:style-name="Strong_20_Emphasis"><text:span text:style-name="T157">.</text:span></text:span><text:span text:style-name="Strong_20_Emphasis"><text:span text:style-name="T154">.</text:span></text:span></text:p>
          </table:table-cell>
        </table:table-row>
      </table:table>
      <text:p text:style-name="P11"><text:span text:style-name="Strong_20_Emphasis"><text:span text:style-name="T445"><text:tab/></text:span></text:span></text:p>
      <text:list xml:id="list150860725710579" text:continue-numbering="true" text:style-name="L1">
        <text:list-item>
          <text:p text:style-name="P31"><text:span text:style-name="Strong_20_Emphasis"><text:span text:style-name="T196">Migratie uitvoeren</text:span></text:span><text:span text:style-name="Strong_20_Emphasis"><text:span text:style-name="T161"> </text:span></text:span><text:span text:style-name="Strong_20_Emphasis"><text:span text:style-name="T224">(</text:span></text:span><text:span text:style-name="Strong_20_Emphasis"><text:span text:style-name="T230">op</text:span></text:span><text:span text:style-name="Strong_20_Emphasis"><text:span text:style-name="T224"> Ubuntu Linux)</text:span></text:span><text:span text:style-name="Strong_20_Emphasis"><text:span text:style-name="T161"><text:line-break/></text:span></text:span></text:p>
          <text:p text:style-name="P58">De handelingen in dit hoofdstuk dienen per gebruiker te worden uitgevoerd</text:p>
          <text:p text:style-name="P27"><text:span text:style-name="Emphasis"><text:span text:style-name="T447"/></text:span></text:p>
        </text:list-item>
      </text:list>
      <text:p text:style-name="P12"><text:span text:style-name="Strong_20_Emphasis"><text:span text:style-name="T445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445"><text:tab/></text:span></text:span><text:span text:style-name="Strong_20_Emphasis"><text:span text:style-name="T448">Zorg dat er geen </text:span></text:span><text:span text:style-name="Strong_20_Emphasis"><text:span text:style-name="T446">Internet-verbinding </text:span></text:span><text:span text:style-name="Strong_20_Emphasis"><text:span text:style-name="T448">is, zodat er geen nieuwe </text:span></text:span><text:span text:style-name="Strong_20_Emphasis"><text:span text:style-name="T449">e-</text:span></text:span><text:span text:style-name="Strong_20_Emphasis"><text:span text:style-name="T448">mails </text:span></text:span><text:span text:style-name="Strong_20_Emphasis"><text:span text:style-name="T450">kunnen </text:span></text:span><text:span text:style-name="Strong_20_Emphasis"><text:span text:style-name="T449">binnen</text:span></text:span><text:span text:style-name="Strong_20_Emphasis"><text:span text:style-name="T448">komen.</text:span></text:span></text:p>
      <text:p text:style-name="P7"><text:span text:style-name="Strong_20_Emphasis"><text:span text:style-name="T190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190"><text:tab/></text:span></text:span><text:span text:style-name="Strong_20_Emphasis"><text:span text:style-name="T161">Koppel de externe harddisk aan.</text:span></text:span></text:p>
      <text:p text:style-name="P7"><text:span text:style-name="Strong_20_Emphasis"><text:span text:style-name="T190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190"><text:tab/></text:span></text:span><text:span text:style-name="Strong_20_Emphasis"><text:span text:style-name="T161">Kopieer </text:span></text:span><text:span text:style-name="Strong_20_Emphasis"><text:span text:style-name="T171">Mijn documenten, </text:span></text:span><text:span text:style-name="Strong_20_Emphasis"><text:span text:style-name="T166">etc</text:span></text:span><text:span text:style-name="Strong_20_Emphasis"><text:span text:style-name="T161">.</text:span></text:span></text:p>
      <text:p text:style-name="P7"><text:span text:style-name="Strong_20_Emphasis"><text:span text:style-name="T190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190"><text:tab/></text:span></text:span><text:span text:style-name="Strong_20_Emphasis"><text:span text:style-name="T172">Kopieer </text:span></text:span><text:span text:style-name="Strong_20_Emphasis"><text:span text:style-name="T173">Belastingdienst naar ~/belastingdienst.nl.</text:span></text:span></text:p>
      <text:p text:style-name="P7"><text:span text:style-name="Strong_20_Emphasis"><text:span text:style-name="T190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190"><text:tab/></text:span></text:span><text:span text:style-name="Strong_20_Emphasis"><text:span text:style-name="T172">Kopieer </text:span></text:span><text:span text:style-name="Strong_20_Emphasis"><text:span text:style-name="T165">Bureaubladachtergrond </text:span></text:span><text:span text:style-name="Strong_20_Emphasis"><text:span text:style-name="T174">naar ~/Afbeeldingen.</text:span></text:span></text:p>
      <text:p text:style-name="P7"><text:span text:style-name="Strong_20_Emphasis"><text:span text:style-name="T190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190"><text:tab/></text:span></text:span><text:span text:style-name="Strong_20_Emphasis"><text:span text:style-name="T161">Kopieer de </text:span></text:span><text:span text:style-name="Strong_20_Emphasis"><text:span text:style-name="T158">Chrome </text:span></text:span><text:span text:style-name="Strong_20_Emphasis"><text:span text:style-name="T161">data </text:span></text:span><text:span text:style-name="Strong_20_Emphasis"><text:span text:style-name="T172">naar ~/.</text:span></text:span><text:span text:style-name="Strong_20_Emphasis"><text:span text:style-name="T158">chrome</text:span></text:span><text:span text:style-name="Strong_20_Emphasis"><text:span text:style-name="T175">, </text:span></text:span><text:span text:style-name="Strong_20_Emphasis"><text:span text:style-name="T166">of in </text:span></text:span><text:span text:style-name="Strong_20_Emphasis"><text:span text:style-name="T172">~/.</text:span></text:span><text:span text:style-name="Strong_20_Emphasis"><text:span text:style-name="T159">google</text:span></text:span><text:span text:style-name="Strong_20_Emphasis"><text:span text:style-name="T172">.</text:span></text:span></text:p>
      <text:p text:style-name="P7"><text:span text:style-name="Strong_20_Emphasis"><text:span text:style-name="T190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190"><text:tab/></text:span></text:span><text:span text:style-name="Strong_20_Emphasis"><text:span text:style-name="T161">Kopieer de Firefox data </text:span></text:span><text:span text:style-name="Strong_20_Emphasis"><text:span text:style-name="T172">naar ~/.mozilla </text:span></text:span><text:span text:style-name="Strong_20_Emphasis"><text:span text:style-name="T175">(let op Firefox </text:span></text:span><text:span text:style-name="Strong_20_Emphasis"><text:span text:style-name="T176"><text:s/>→ </text:span></text:span><text:span text:style-name="Strong_20_Emphasis"><text:span text:style-name="T177">firefox</text:span></text:span><text:span text:style-name="Strong_20_Emphasis"><text:span text:style-name="T175">), </text:span></text:span><text:span text:style-name="Strong_20_Emphasis"><text:span text:style-name="T166">of in </text:span></text:span><text:span text:style-name="Strong_20_Emphasis"><text:span text:style-name="T172">~/.mozilla.</text:span></text:span></text:p>
      <text:p text:style-name="P12"><text:span text:style-name="Strong_20_Emphasis"><text:span text:style-name="T445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445"><text:tab/></text:span></text:span><text:span text:style-name="Strong_20_Emphasis"><text:span text:style-name="T446">Start Firefox en controleer de werking.</text:span></text:span></text:p>
      <text:p text:style-name="P12"><text:span text:style-name="Strong_20_Emphasis"><text:span text:style-name="T445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445"><text:tab/></text:span></text:span><text:span text:style-name="Strong_20_Emphasis"><text:span text:style-name="T445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445"><text:tab/></text:span></text:span><text:span text:style-name="Strong_20_Emphasis"><text:span text:style-name="T446">Kopieer de Thunderbird data </text:span></text:span><text:span text:style-name="Strong_20_Emphasis"><text:span text:style-name="T451">naar ~/.thunderbird, </text:span></text:span><text:span text:style-name="Strong_20_Emphasis"><text:span text:style-name="T452">of in </text:span></text:span><text:span text:style-name="Strong_20_Emphasis"><text:span text:style-name="T451">~/.thunderbird.</text:span></text:span></text:p>
      <text:p text:style-name="P7"><text:span text:style-name="Strong_20_Emphasis"><text:span text:style-name="T190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190"><text:tab/></text:span></text:span><text:span text:style-name="Strong_20_Emphasis"><text:span text:style-name="T161">Start Thunderbird en controleer de werking </text:span></text:span><text:span text:style-name="Strong_20_Emphasis"><text:span text:style-name="T178">(inc</text:span></text:span><text:span text:style-name="Strong_20_Emphasis"><text:span text:style-name="T179">l</text:span></text:span><text:span text:style-name="Strong_20_Emphasis"><text:span text:style-name="T180">usief </text:span></text:span><text:span text:style-name="Strong_20_Emphasis"><text:span text:style-name="T178"><text:s/></text:span></text:span><text:span text:style-name="Strong_20_Emphasis"><text:span text:style-name="T181">eventuele</text:span></text:span><text:span text:style-name="Strong_20_Emphasis"><text:span text:style-name="T178"> Agenda)</text:span></text:span><text:span text:style-name="Strong_20_Emphasis"><text:span text:style-name="T161">.</text:span></text:span></text:p>
      <text:p text:style-name="P7"><text:span text:style-name="Strong_20_Emphasis"><text:span text:style-name="T190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190"><text:tab/></text:span></text:span><text:span text:style-name="Strong_20_Emphasis"><text:span text:style-name="T182">Verwijder overbodige Windows-bestanden via </text:span></text:span><text:span text:style-name="Strong_20_Emphasis"><text:span text:style-name="T197">Terminalvenster</text:span></text:span><text:span text:style-name="T197"> </text:span><text:span text:style-name="T198">en de volgende opdrachtregel:<text:line-break/></text:span></text:p>
      <text:list xml:id="list150859841797134" text:continue-numbering="true" text:style-name="L1">
        <text:list-header>
          <text:p text:style-name="P28"><text:span text:style-name="User_20_Entry"><text:span text:style-name="T203">f</text:span></text:span><text:span text:style-name="User_20_Entry"><text:span text:style-name="T204">ind </text:span></text:span><text:span text:style-name="User_20_Entry"><text:span text:style-name="T203">$HOME</text:span></text:span><text:span text:style-name="User_20_Entry"><text:span text:style-name="T204"> -</text:span></text:span><text:span text:style-name="User_20_Entry"><text:span text:style-name="T205">i</text:span></text:span><text:span text:style-name="User_20_Entry"><text:span text:style-name="T204">name </text:span></text:span><text:span text:style-name="User_20_Entry"><text:span text:style-name="T206">d</text:span></text:span><text:span text:style-name="User_20_Entry"><text:span text:style-name="T204">esktop.ini -</text:span></text:span><text:span text:style-name="User_20_Entry"><text:span text:style-name="T207">d</text:span></text:span><text:span text:style-name="User_20_Entry"><text:span text:style-name="T208">e</text:span></text:span><text:span text:style-name="User_20_Entry"><text:span text:style-name="T207">lete </text:span></text:span><text:span text:style-name="User_20_Entry"><text:span text:style-name="T209">-or </text:span></text:span><text:span text:style-name="User_20_Entry"><text:span text:style-name="T204">-</text:span></text:span><text:span text:style-name="User_20_Entry"><text:span text:style-name="T210">i</text:span></text:span><text:span text:style-name="User_20_Entry"><text:span text:style-name="T204">name </text:span></text:span><text:span text:style-name="User_20_Entry"><text:span text:style-name="T210">t</text:span></text:span><text:span text:style-name="User_20_Entry"><text:span text:style-name="T204">humbs.db -</text:span></text:span><text:span text:style-name="User_20_Entry"><text:span text:style-name="T207">delete -</text:span></text:span><text:span text:style-name="User_20_Entry"><text:span text:style-name="T209">or </text:span></text:span><text:span text:style-name="User_20_Entry"><text:span text:style-name="T204">-name '*.</text:span></text:span><text:span text:style-name="User_20_Entry"><text:span text:style-name="T211">lnk'</text:span></text:span><text:span text:style-name="User_20_Entry"><text:span text:style-name="T204"> -</text:span></text:span><text:span text:style-name="User_20_Entry"><text:span text:style-name="T207">delete -</text:span></text:span><text:span text:style-name="User_20_Entry"><text:span text:style-name="T212">or </text:span></text:span><text:span text:style-name="User_20_Entry"><text:span text:style-name="T204">-</text:span></text:span><text:span text:style-name="User_20_Entry"><text:span text:style-name="T205">i</text:span></text:span><text:span text:style-name="User_20_Entry"><text:span text:style-name="T204">name '*.</text:span></text:span><text:span text:style-name="User_20_Entry"><text:span text:style-name="T213">exe'</text:span></text:span><text:span text:style-name="User_20_Entry"><text:span text:style-name="T204"> -</text:span></text:span><text:span text:style-name="User_20_Entry"><text:span text:style-name="T207">delete<text:line-break/></text:span></text:span></text:p>
        </text:list-header>
      </text:list>
      <text:p text:style-name="P8"><text:span text:style-name="Strong_20_Emphasis"><text:span text:style-name="T190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190"><text:tab/></text:span></text:span><text:span text:style-name="Strong_20_Emphasis"><text:span text:style-name="T161">Maak verbinding met het Internet, zodat er </text:span></text:span><text:span text:style-name="Strong_20_Emphasis"><text:span text:style-name="T183">weer</text:span></text:span><text:span text:style-name="Strong_20_Emphasis"><text:span text:style-name="T161"> nieuwe </text:span></text:span><text:span text:style-name="Strong_20_Emphasis"><text:span text:style-name="T184">e-</text:span></text:span><text:span text:style-name="Strong_20_Emphasis"><text:span text:style-name="T161">mails</text:span></text:span><text:span text:style-name="Strong_20_Emphasis"><text:span text:style-name="T185"> </text:span></text:span><text:span text:style-name="Strong_20_Emphasis"><text:span text:style-name="T184">binnen</text:span></text:span><text:span text:style-name="Strong_20_Emphasis"><text:span text:style-name="T161"> </text:span></text:span><text:span text:style-name="Strong_20_Emphasis"><text:span text:style-name="T185">kunnen </text:span></text:span><text:span text:style-name="Strong_20_Emphasis"><text:span text:style-name="T161">komen.</text:span></text:span></text:p>
      <text:list xml:id="list2722085168" text:style-name="L2">
        <text:list-header>
          <text:p text:style-name="P37"><text:span text:style-name="Strong_20_Emphasis"><text:span text:style-name="T472"/></text:span></text:p>
          <text:p text:style-name="P38"><text:span text:style-name="Strong_20_Emphasis"><text:span text:style-name="T472"><text:line-break/></text:span></text:span><text:span text:style-name="Strong_20_Emphasis"><text:span text:style-name="T218">E</text:span></text:span><text:span text:style-name="Strong_20_Emphasis"><text:span text:style-name="T219">inde c</text:span></text:span><text:span text:style-name="Strong_20_Emphasis"><text:span text:style-name="T220">hecklist, </text:span></text:span><text:span text:style-name="Strong_20_Emphasis"><text:span text:style-name="T221">d</text:span></text:span><text:span text:style-name="Strong_20_Emphasis"><text:span text:style-name="T220">e</text:span></text:span><text:span text:style-name="T186"> mig</text:span><text:span text:style-name="T187">ratie </text:span><text:span text:style-name="T186">is </text:span><text:span text:style-name="T187">voltooid.</text:span></text:p>
        </text:list-header>
      </text:list>
      <text:p text:style-name="P49"/>
      <text:list xml:id="list150861326837741" text:continue-numbering="true" text:style-name="L2">
        <text:list-header>
          <text:p text:style-name="P39"><text:span text:style-name="T217">Geschreven</text:span><text:span text:style-name="T188"> door Karel Zimmer</text:span><text:span text:style-name="Strong_20_Emphasis"><text:span text:style-name="T160"> &lt;</text:span></text:span><text:a xlink:type="simple" xlink:href="mailto:info@karelzimmer.nl" text:style-name="Internet_20_link" text:visited-style-name="Visited_20_Internet_20_Link"><text:span text:style-name="Strong_20_Emphasis"><text:span text:style-name="T493">info@karelzimmer.nl</text:span></text:span></text:a><text:span text:style-name="Strong_20_Emphasis"><text:span text:style-name="T160">&gt;</text:span></text:span><text:span text:style-name="T188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9">Gebr.#</text:p>
            <text:p text:style-name="P59"/>
          </table:table-cell>
          <table:table-cell table:style-name="Tabel1.A1" table:number-rows-spanned="2" office:value-type="string">
            <text:p text:style-name="P60">Gebruiker</text:p>
            <text:p text:style-name="P61">(bijv. Jan Stek)</text:p>
          </table:table-cell>
          <table:table-cell table:style-name="Tabel1.A1" table:number-rows-spanned="2" office:value-type="string">
            <text:p text:style-name="P60">Gebruikersnaam</text:p>
            <text:p text:style-name="P61">(bijv. jan)</text:p>
          </table:table-cell>
          <table:table-cell table:style-name="Tabel1.D1" table:number-rows-spanned="2" office:value-type="string">
            <text:p text:style-name="P64">Wachtwoord</text:p>
            <text:p text:style-name="P62"/>
          </table:table-cell>
          <table:table-cell table:style-name="Tabel1.E1" office:value-type="string">
            <text:p text:style-name="P60"/>
          </table:table-cell>
          <table:table-cell table:style-name="Tabel1.F1" office:value-type="string">
            <text:p text:style-name="P65">BIOS-wachtwoord</text:p>
          </table:table-cell>
          <table:table-cell table:style-name="Tabel1.G1" office:value-type="string">
            <text:p text:style-name="P63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60"/>
          </table:table-cell>
          <table:table-cell table:style-name="Tabel1.F2" office:value-type="string">
            <text:p text:style-name="P66">Wifi-netwerknaam</text:p>
          </table:table-cell>
          <table:table-cell table:style-name="Tabel1.G2" office:value-type="string">
            <text:p text:style-name="P63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63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63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60"/>
          </table:table-cell>
          <table:table-cell table:style-name="Tabel1.F2" office:value-type="string">
            <text:p text:style-name="P67">Netwerksleutel</text:p>
          </table:table-cell>
          <table:table-cell table:style-name="Tabel1.G2" office:value-type="string">
            <text:p text:style-name="P63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63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63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63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60"/>
          </table:table-cell>
          <table:table-cell table:style-name="Tabel1.F2" office:value-type="string">
            <text:p text:style-name="P68">Router IP#</text:p>
          </table:table-cell>
          <table:table-cell table:style-name="Tabel1.G2" office:value-type="string">
            <text:p text:style-name="P63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69">3</text:p>
          </table:table-cell>
          <table:table-cell table:style-name="Tabel1.A3" office:value-type="string">
            <text:p text:style-name="P63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63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63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60"/>
          </table:table-cell>
          <table:table-cell table:style-name="Tabel1.F2" office:value-type="string">
            <text:p text:style-name="P68">Router gebr.nm/ww</text:p>
          </table:table-cell>
          <table:table-cell table:style-name="Tabel1.G2" office:value-type="string">
            <text:p text:style-name="P63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69">4</text:p>
          </table:table-cell>
          <table:table-cell table:style-name="Tabel1.A3" office:value-type="string">
            <text:p text:style-name="P63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63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63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60"/>
          </table:table-cell>
          <table:table-cell table:style-name="Tabel1.F2" office:value-type="string">
            <text:p text:style-name="P70">TeamViewer ID</text:p>
          </table:table-cell>
          <table:table-cell table:style-name="Tabel1.G2" office:value-type="string">
            <text:p text:style-name="P63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43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44">Gebr./<text:span text:style-name="T487">Volg#</text:span></text:p>
          </table:table-cell>
          <table:table-cell table:style-name="Tabel2.A1" office:value-type="string">
            <text:p text:style-name="P45">E-mailnaam</text:p>
          </table:table-cell>
          <table:table-cell table:style-name="Tabel2.A1" office:value-type="string">
            <text:p text:style-name="P45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52">Wachtwoord</text:p>
          </table:table-cell>
          <table:table-cell table:style-name="Tabel2.A1" office:value-type="string">
            <text:p text:style-name="P52"><text:span text:style-name="T476">Inkomende</text:span><text:span text:style-name="T474"> </text:span>mailserver<text:line-break/>(pop.voorbeeld.com)</text:p>
          </table:table-cell>
          <table:table-cell table:style-name="Tabel2.G1" office:value-type="string">
            <text:p text:style-name="P53"><text:span text:style-name="T474">Uitgaande </text:span>mail<text:span text:style-name="T474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5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6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46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4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4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4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4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46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46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4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4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4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4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46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46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4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4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4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4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46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46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4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4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4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4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46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46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4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4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4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4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46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46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4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4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4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4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4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3" svg:font-family="'Liberation Sans'" style:font-adornments="Vet cursief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3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migratie-Microsoft-Windows-naar-Ubuntu-Linux.odt</text:file-name><text:tab/><text:tab/><text:tab/><text:tab/><text:tab/><text:tab/><text:tab/><text:tab/><text:tab/><text:tab/><text:tab/><text:tab/><text:tab/><text:date style:data-style-name="N36" text:date-value="2022-02-13T15:08:59.154167985">13-02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3</text:page-number><text:s/><text:span text:style-name="MT3">van </text:span><text:page-count style:num-format="1">5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-migratie-Microsoft-Windows-naar-Ubuntu-Linux</text:file-name><text:tab/><text:tab/><text:tab/><text:tab/><text:tab/><text:tab/><text:tab/><text:tab/><text:tab/><text:tab/><text:tab/><text:tab/><text:tab/><text:tab/><text:date style:data-style-name="N36" text:date-value="2022-02-13T15:08:59.155400125">13-02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5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5:08:59.061282769</dc:date>
    <meta:print-date>2014-01-05T10:21:33.960023988</meta:print-date>
    <meta:keyword>Installatie</meta:keyword>
    <meta:keyword>Checklist</meta:keyword>
    <meta:keyword>Linux</meta:keyword>
    <meta:editing-cycles>2349</meta:editing-cycles>
    <meta:editing-duration>P4DT23H30M54S</meta:editing-duration>
    <meta:printed-by>Karel Zimmer</meta:printed-by>
    <dc:creator>Karel Zimmer</dc:creator>
    <meta:document-statistic meta:table-count="5" meta:image-count="0" meta:object-count="0" meta:page-count="5" meta:paragraph-count="156" meta:word-count="493" meta:character-count="4099" meta:non-whitespace-character-count="3468"/>
    <meta:user-defined meta:name="Info 1"/>
    <meta:user-defined meta:name="Info 2"/>
    <meta:user-defined meta:name="Info 3"/>
    <meta:user-defined meta:name="Info 4"/>
  </office:meta>
</office:document-meta>
</file>